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9.5cm" svg:height="18.763cm" svg:x="4.5cm" svg:y="1.949cm">
          <draw:text-box>
            <text:p>Surya</text:p>
            <text:p/>
            <text:p>the Indian Ocean</text:p>
            <text:p>the Pacific Ocean</text:p>
            <text:p>the Atlantic Ocean</text:p>
            <text:p>the Arctic Ocean</text:p>
            <text:p/>
            <text:p>USA, US, the United States</text:p>
            <text:p>Mexico</text:p>
            <text:p/>
            <text:p>UK, the United Kingdom</text:p>
            <text:p>France</text:p>
            <text:p>Germany</text:p>
            <text:p>Russia</text:p>
            <text:p>Italy</text:p>
            <text:p/>
            <text:p>Japan</text:p>
            <text:p>Korea</text:p>
            <text:p>India</text:p>
            <text:p/>
            <text:p>Brazil</text:p>
            <text:p>Argentina</text:p>
            <text:p/>
            <text:p>Egypt</text:p>
            <text:p>South Africa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5cm" svg:height="13.779cm" svg:x="4cm" svg:y="3.5cm">
          <draw:text-box>
            <text:p>Great Bear Rainforest</text:p>
            <text:p>The Great Lakes</text:p>
            <text:p/>
            <text:p>Panama Canal</text:p>
            <text:p/>
            <text:p>Amazon Rainforest</text:p>
            <text:p/>
            <text:p>English Channel</text:p>
            <text:p>Mediterranean Sea</text:p>
            <text:p/>
            <text:p>Suez Canal</text:p>
            <text:p/>
            <text:p>Mount Everest</text:p>
            <text:p/>
            <text:p>Sahara Desert</text:p>
            <text:p/>
            <text:p>lunar, <text:s/>Lunar New Year</text:p>
            <text:p>solar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layer="layout" svg:width="13.507cm" svg:height="5.235cm" svg:x="3.993cm" svg:y="3.5cm">
          <draw:text-box>
            <text:p>Asia</text:p>
            <text:p>Europe</text:p>
            <text:p>Africa</text:p>
            <text:p>North America</text:p>
            <text:p>South America</text:p>
            <text:p>Oceania</text:p>
            <text:p>Antarctica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6M53S</meta:editing-duration>
    <meta:editing-cycles>14</meta:editing-cycles>
    <meta:generator>OpenOffice/4.1.11$Win32 OpenOffice.org_project/4111m1$Build-9808</meta:generator>
    <dc:date>2025-02-08T22:08:06.56</dc:date>
    <meta:document-statistic meta:object-count="30"/>
  </office:meta>
</office:document-meta>
</file>